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ef900"/>
    </style:style>
    <style:style style:name="P3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/>
    </style:style>
    <style:style style:name="P4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paragraph-rsid="000fc6e0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normal" officeooo:rsid="000fc6e0" officeooo:paragraph-rsid="000fc6e0"/>
    </style:style>
    <style:style style:name="P6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bold" officeooo:paragraph-rsid="001df2c6" style:font-weight-asian="bold" style:font-weight-complex="bold"/>
    </style:style>
    <style:style style:name="P8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style:text-underline-style="solid" style:text-underline-width="auto" style:text-underline-color="font-color" fo:font-weight="normal"/>
    </style:style>
    <style:style style:name="P9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style:font-weight-asian="bold" style:font-weight-complex="bold"/>
    </style:style>
    <style:style style:name="P10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rsid="001f9134" officeooo:paragraph-rsid="001f9134" style:font-weight-asian="bold" style:font-weight-complex="bold"/>
    </style:style>
    <style:style style:name="P11" style:family="paragraph" style:parent-style-name="Text_20_body">
      <style:text-properties fo:font-variant="normal" fo:text-transform="none" fo:color="#000000" loext:opacity="100%" style:font-name="Udemy Sans" fo:font-size="12pt" fo:letter-spacing="normal" fo:font-style="normal" fo:font-weight="bold" officeooo:paragraph-rsid="000fc6e0" style:font-weight-asian="bold" style:font-weight-complex="bold"/>
    </style:style>
    <style:style style:name="P12" style:family="paragraph" style:parent-style-name="Text_20_body">
      <style:text-properties fo:font-variant="normal" fo:text-transform="none" fo:color="#ffffff" loext:opacity="100%" style:font-name="Udemy Sans" fo:font-size="12pt" fo:letter-spacing="normal" fo:font-style="normal" style:text-underline-style="none" fo:font-weight="normal" officeooo:rsid="00176f28" officeooo:paragraph-rsid="00176f28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1613ea" officeooo:paragraph-rsid="001613ea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176f28" officeooo:paragraph-rsid="00176f28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b1e0f" officeooo:paragraph-rsid="001b1e0f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officeooo:paragraph-rsid="00180e04"/>
    </style:style>
    <style:style style:name="P17" style:family="paragraph" style:parent-style-name="Text_20_body">
      <style:text-properties style:text-underline-style="solid" style:text-underline-width="auto" style:text-underline-color="font-color" fo:font-weight="normal" officeooo:rsid="00180e04" officeooo:paragraph-rsid="00180e04" style:font-weight-asian="normal" style:font-weight-complex="normal"/>
    </style:style>
    <style:style style:name="P18" style:family="paragraph" style:parent-style-name="Text_20_body">
      <style:text-properties style:text-underline-style="solid" style:text-underline-width="auto" style:text-underline-color="font-color" fo:font-weight="normal" officeooo:paragraph-rsid="002aa8ce" style:font-weight-asian="normal" style:font-weight-complex="normal"/>
    </style:style>
    <style:style style:name="P19" style:family="paragraph" style:parent-style-name="Text_20_body">
      <style:text-properties style:text-underline-style="solid" style:text-underline-width="auto" style:text-underline-color="font-color" officeooo:rsid="002c891c" officeooo:paragraph-rsid="002aa8ce"/>
    </style:style>
    <style:style style:name="P20" style:family="paragraph" style:parent-style-name="Text_20_body">
      <style:text-properties officeooo:rsid="001613ea" officeooo:paragraph-rsid="001613ea"/>
    </style:style>
    <style:style style:name="P21" style:family="paragraph" style:parent-style-name="Text_20_body">
      <style:text-properties fo:font-weight="bold" officeooo:rsid="00166159" officeooo:paragraph-rsid="00166159" style:font-weight-asian="bold" style:font-weight-complex="bol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fo:font-weight="bold" officeooo:rsid="00130209" officeooo:paragraph-rsid="00130209" style:font-weight-asian="bold" style:font-weight-complex="bold"/>
    </style:style>
    <style:style style:name="P24" style:family="paragraph" style:parent-style-name="Text_20_body">
      <style:text-properties fo:font-weight="bold" officeooo:rsid="00285259" officeooo:paragraph-rsid="00285259" style:font-weight-asian="bold" style:font-weight-complex="bold"/>
    </style:style>
    <style:style style:name="P25" style:family="paragraph" style:parent-style-name="Text_20_body">
      <style:text-properties fo:font-weight="bold" officeooo:paragraph-rsid="002aa8ce" style:font-weight-asian="bold" style:font-weight-complex="bold"/>
    </style:style>
    <style:style style:name="P26" style:family="paragraph" style:parent-style-name="Text_20_body">
      <style:text-properties officeooo:rsid="00166159" officeooo:paragraph-rsid="00166159"/>
    </style:style>
    <style:style style:name="P27" style:family="paragraph" style:parent-style-name="Text_20_body">
      <style:text-properties style:text-underline-style="none" officeooo:rsid="00176f28" officeooo:paragraph-rsid="00176f28"/>
    </style:style>
    <style:style style:name="P28" style:family="paragraph" style:parent-style-name="Text_20_body">
      <style:text-properties style:text-underline-style="none" fo:font-weight="bold" officeooo:rsid="00176f28" officeooo:paragraph-rsid="00176f28" style:font-weight-asian="bold" style:font-weight-complex="bold"/>
    </style:style>
    <style:style style:name="P29" style:family="paragraph" style:parent-style-name="Text_20_body">
      <style:text-properties style:text-underline-style="none" fo:font-weight="bold" officeooo:rsid="001b1e0f" officeooo:paragraph-rsid="001b1e0f" style:font-weight-asian="bold" style:font-weight-complex="bold"/>
    </style:style>
    <style:style style:name="P30" style:family="paragraph" style:parent-style-name="Text_20_body">
      <style:text-properties style:text-underline-style="none" fo:font-weight="bold" officeooo:rsid="00180e04" officeooo:paragraph-rsid="00180e04" style:font-weight-asian="bold" style:font-weight-complex="bold"/>
    </style:style>
    <style:style style:name="P31" style:family="paragraph" style:parent-style-name="Text_20_body">
      <style:text-properties style:text-underline-style="none" fo:font-weight="bold" officeooo:paragraph-rsid="00180e04" style:font-weight-asian="bold" style:font-weight-complex="bold"/>
    </style:style>
    <style:style style:name="P32" style:family="paragraph" style:parent-style-name="Text_20_body">
      <style:text-properties style:text-underline-style="none" fo:font-weight="bold" officeooo:rsid="002c891c" officeooo:paragraph-rsid="002aa8ce" style:font-weight-asian="bold" style:font-weight-complex="bold"/>
    </style:style>
    <style:style style:name="P33" style:family="paragraph" style:parent-style-name="Text_20_body">
      <style:text-properties style:text-underline-style="none" fo:font-weight="normal" officeooo:rsid="001b1e0f" officeooo:paragraph-rsid="001b1e0f" style:font-weight-asian="normal" style:font-weight-complex="normal"/>
    </style:style>
    <style:style style:name="P34" style:family="paragraph" style:parent-style-name="Text_20_body">
      <style:text-properties style:text-underline-style="none" fo:font-weight="normal" officeooo:paragraph-rsid="002aa8ce" style:font-weight-asian="normal" style:font-weight-complex="normal"/>
    </style:style>
    <style:style style:name="P35" style:family="paragraph" style:parent-style-name="Text_20_body">
      <style:text-properties style:text-underline-style="none" officeooo:paragraph-rsid="00180e04"/>
    </style:style>
    <style:style style:name="P36" style:family="paragraph" style:parent-style-name="Text_20_body">
      <style:text-properties officeooo:rsid="0019b5f6" officeooo:paragraph-rsid="0019b5f6"/>
    </style:style>
    <style:style style:name="P37" style:family="paragraph" style:parent-style-name="Text_20_body">
      <style:text-properties officeooo:paragraph-rsid="00206bf8"/>
    </style:style>
    <style:style style:name="P38" style:family="paragraph" style:parent-style-name="Text_20_body">
      <style:text-properties officeooo:paragraph-rsid="0023d23f"/>
    </style:style>
    <style:style style:name="P39" style:family="paragraph" style:parent-style-name="Subtitle">
      <style:paragraph-properties>
        <style:tab-stops>
          <style:tab-stop style:position="1.894cm"/>
        </style:tab-stops>
      </style:paragraph-properties>
    </style:style>
    <style:style style:name="P40" style:family="paragraph" style:parent-style-name="Text_20_body">
      <style:text-properties officeooo:rsid="00285259" officeooo:paragraph-rsid="00285259"/>
    </style:style>
    <style:style style:name="P41" style:family="paragraph" style:parent-style-name="Text_20_body">
      <style:text-properties officeooo:paragraph-rsid="002aa8ce"/>
    </style:style>
    <style:style style:name="P42" style:family="paragraph" style:parent-style-name="Subtitle">
      <style:text-properties officeooo:paragraph-rsid="003d0c14"/>
    </style:style>
    <style:style style:name="P43" style:family="paragraph" style:parent-style-name="Text_20_body" style:list-style-name="L1">
      <style:text-properties style:text-underline-style="none" officeooo:rsid="00176f28" officeooo:paragraph-rsid="00176f28"/>
    </style:style>
    <style:style style:name="P44" style:family="paragraph" style:parent-style-name="Text_20_body" style:list-style-name="L5">
      <style:text-properties style:text-underline-style="none" fo:font-weight="normal" officeooo:paragraph-rsid="002aa8ce" style:font-weight-asian="normal" style:font-weight-complex="normal"/>
    </style:style>
    <style:style style:name="P45" style:family="paragraph" style:parent-style-name="Text_20_body" style:list-style-name="L6">
      <style:text-properties style:text-underline-style="none" fo:font-weight="normal" officeooo:paragraph-rsid="002aa8ce" style:font-weight-asian="normal" style:font-weight-complex="normal"/>
    </style:style>
    <style:style style:name="P46" style:family="paragraph" style:parent-style-name="Text_20_body" style:list-style-name="L2">
      <style:text-properties officeooo:rsid="0018d1ad" officeooo:paragraph-rsid="0018d1ad"/>
    </style:style>
    <style:style style:name="P47" style:family="paragraph" style:parent-style-name="Text_20_body" style:list-style-name="L2">
      <style:text-properties officeooo:rsid="0019b5f6" officeooo:paragraph-rsid="0019b5f6"/>
    </style:style>
    <style:style style:name="P48" style:family="paragraph" style:parent-style-name="Text_20_body" style:list-style-name="L3"/>
    <style:style style:name="P49" style:family="paragraph" style:parent-style-name="Text_20_body" style:list-style-name="L4"/>
    <style:style style:name="P50" style:family="paragraph" style:parent-style-name="Text_20_body" style:list-style-name="L7"/>
    <style:style style:name="P5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66159" style:font-size-asian="8pt" style:font-size-complex="8pt"/>
    </style:style>
    <style:style style:name="T5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officeooo:rsid="0022a741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1f9134"/>
    </style:style>
    <style:style style:name="T10" style:family="text">
      <style:text-properties officeooo:rsid="000fc6e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fc6e0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078e0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2c891c"/>
    </style:style>
    <style:style style:name="T17" style:family="text">
      <style:text-properties style:text-line-through-style="none" style:text-line-through-type="none" style:text-underline-style="solid" style:text-underline-width="auto" style:text-underline-color="font-color" officeooo:rsid="000fc6e0"/>
    </style:style>
    <style:style style:name="T18" style:family="text">
      <style:text-properties officeooo:rsid="00180e04"/>
    </style:style>
    <style:style style:name="T19" style:family="text">
      <style:text-properties officeooo:rsid="0023d23f"/>
    </style:style>
    <style:style style:name="T20" style:family="text">
      <style:text-properties officeooo:rsid="002a2a2f"/>
    </style:style>
    <style:style style:name="T21" style:family="text">
      <style:text-properties officeooo:rsid="002c891c"/>
    </style:style>
    <style:style style:name="T22" style:family="text">
      <style:text-properties officeooo:rsid="003281f2"/>
    </style:style>
    <style:style style:name="T23" style:family="text">
      <style:text-properties officeooo:rsid="00385864"/>
    </style:style>
    <style:style style:name="T24" style:family="text">
      <style:text-properties officeooo:rsid="003d0c1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20. Expressões <text:span text:style-name="T1">aritméticas</text:span></text:p>
      <text:p text:style-name="Text_20_body"/>
      <text:p text:style-name="P13">operadores aritméticos:</text:p>
      <text:p text:style-name="P20"><text:span text:style-name="T2">precedência:</text:span> (1 lugar: * / %) <text:span text:style-name="T4">(</text:span><text:span text:style-name="T3">“</text:span><text:span text:style-name="T5">%</text:span><text:span text:style-name="T3"> </text:span><text:span text:style-name="T4">= resto da divisão”)</text:span></text:p>
      <text:p text:style-name="P20"><text:s text:c="21"/>(2 lugar: + -)</text:p>
      <text:p text:style-name="P20"/>
      <text:p text:style-name="P21">exemplo:</text:p>
      <text:p text:style-name="P26">2 * 6 / 3 = 4</text:p>
      <text:p text:style-name="P26">3 + 2 * 4 = 11</text:p>
      <text:p text:style-name="P26">(3 + 2) * 4 = 20</text:p>
      <text:p text:style-name="P26">60 / (3 + 2) * 4 = 48</text:p>
      <text:p text:style-name="P26">60 / ((3 + 2) * 4) = 3</text:p>
      <text:p text:style-name="P21">exemplo com mod:</text:p>
      <text:p text:style-name="P26">14 % 3 = 2</text:p>
      <text:p text:style-name="P26">19 % 5 = <text:span text:style-name="T6">4</text:span></text:p>
      <text:p text:style-name="P26"/>
      <text:p text:style-name="Text_20_body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Subtitle">21. Variáveis e tipos básicos em Java</text:p>
      <text:p text:style-name="Text_20_body"/>
      <text:p text:style-name="P14">declaraçao de variaveis</text:p>
      <text:p text:style-name="P27">sintaxe:</text:p>
      <text:p text:style-name="P27">&lt;tipo&gt; &lt;nome&gt; = &lt;valor inicial&gt;</text:p>
      <text:p text:style-name="P14"><text:span text:style-name="T7">exemplo</text:span>:</text:p>
      <text:p text:style-name="P27">int idade = 25;</text:p>
      <text:p text:style-name="P27">double altura = 1.68;</text:p>
      <text:p text:style-name="P27">char sexo = ‘F’ </text:p>
      <text:p text:style-name="P28">uma variavel possui:</text:p>
      <text:list xml:id="list3910974335" text:style-name="L1">
        <text:list-item>
          <text:p text:style-name="P43">nome; </text:p>
        </text:list-item>
        <text:list-item>
          <text:p text:style-name="P43">tipo;</text:p>
        </text:list-item>
        <text:list-item>
          <text:p text:style-name="P43">valor;</text:p>
        </text:list-item>
        <text:list-item>
          <text:p text:style-name="P43">endereço;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2">23. Saída de dados em Java23. Saída de dados em Java23. Saída de dados em Java</text:p>
      <text:p text:style-name="Subtitle"><text:soft-page-break/>23. Saída de dados em Java</text:p>
      <text:p text:style-name="Text_20_body"/>
      <text:p text:style-name="Text_20_body"/>
      <text:list xml:id="list3818939102" text:style-name="L2">
        <text:list-item>
          <text:p text:style-name="P46">system.out.print</text:p>
        </text:list-item>
        <text:list-item>
          <text:p text:style-name="P46">system.out.printl</text:p>
        </text:list-item>
        <text:list-item>
          <text:p text:style-name="P46">system.out.printf</text:p>
          <text:p text:style-name="P46">%d - inteiro</text:p>
          <text:p text:style-name="P46">%f - ponto flutuante</text:p>
          <text:p text:style-name="P46">%s - texto</text:p>
          <text:p text:style-name="P46">%n - quebra de linha</text:p>
        </text:list-item>
        <text:list-item>
          <text:p text:style-name="P47">Locale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Subtitle"><text:soft-page-break/>24. Processamento de dados em Java, Casting</text:p>
      <text:p text:style-name="Text_20_body"/>
      <text:p text:style-name="Text_20_body"/>
      <text:p text:style-name="P15">processamento de dados:</text:p>
      <text:p text:style-name="P15">sintaxe:</text:p>
      <text:p text:style-name="P33">&lt;variável&gt; = &lt;expressão&gt;;</text:p>
      <text:p text:style-name="P29">exemplo:</text:p>
      <text:p text:style-name="P33">int x, y;</text:p>
      <text:p text:style-name="P33">x = 5;</text:p>
      <text:p text:style-name="P33">y = 2 * x;</text:p>
      <text:p text:style-name="P33">system.out.println(x);</text:p>
      <text:p text:style-name="P33">system.out.println(y);</text:p>
      <text:p text:style-name="P29">----------------------------------------</text:p>
      <text:p text:style-name="Text_20_body">int a, b;</text:p>
      <text:p text:style-name="Text_20_body">double resultado;</text:p>
      <text:p text:style-name="Text_20_body">a = 5;</text:p>
      <text:p text:style-name="Text_20_body">b = 2;</text:p>
      <text:p text:style-name="Text_20_body">resultado = (double) a / b;</text:p>
      <text:p text:style-name="Text_20_body">System.out.println(resultado);</text:p>
      <text:p text:style-name="Text_20_body">--------------------------------------------------------------</text:p>
      <text:p text:style-name="Text_20_body">double a;</text:p>
      <text:p text:style-name="Text_20_body">int b;</text:p>
      <text:p text:style-name="Text_20_body">a = 5.0;</text:p>
      <text:p text:style-name="Text_20_body">b = a;</text:p>
      <text:p text:style-name="Text_20_body">System.out.println(b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25. Entrada de dados em Java - Parte 1</text:p>
      <text:p text:style-name="Subtitle"/>
      <text:p text:style-name="P6">Scanner:</text:p>
      <text:p text:style-name="P1">Para fazer entrada de dados, nós vamos criar um objeto do tipo</text:p>
      <text:p text:style-name="P1">"Scanner" da seguinte forma:</text:p>
      <text:p text:style-name="P1"/>
      <text:p text:style-name="P1">Scanner sc = new Scanner(System.in);</text:p>
      <text:p text:style-name="P1">faça sc.close() quando não precisar mais do objeto sc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26. Entrada de dados em Java - Parte 2</text:p>
      <text:p text:style-name="P1"/>
      <text:p text:style-name="P1"/>
      <text:p text:style-name="P9">quebra de linha pendente:</text:p>
      <text:p text:style-name="P1">Quando você usa um comando de leitura diferente do nextLine() e dá alguma quebra de linha, essa quebra de linha fica "pendente" na entrada padrão. Se você então fizer um nextLine(), aquela quebra de linha pendente será absorvida pelo nextLine().</text:p>
      <text:p text:style-name="P1"/>
      <text:p text:style-name="P9">Solução:</text:p>
      <text:p text:style-name="P1">Faça um nextLine() extra antes de fazer o nextLine() de seu interesse.</text:p>
      <text:p text:style-name="P1"/>
      <text:p text:style-name="P1">int x;</text:p>
      <text:p text:style-name="P1">String s1, s2, s3;</text:p>
      <text:p text:style-name="P1">x = sc.nextInt();</text:p>
      <text:p text:style-name="P7">sc.nextLine();</text:p>
      <text:p text:style-name="P1">s1 = sc.nextLine();</text:p>
      <text:p text:style-name="P1">s2 = sc.nextLine();</text:p>
      <text:p text:style-name="P1">s3 = sc.nextLine();</text:p>
      <text:p text:style-name="P1">System.out.println("DADOS DIGITADOS:");</text:p>
      <text:p text:style-name="P1">System.out.println(x);</text:p>
      <text:p text:style-name="P1">System.out.println(s1);</text:p>
      <text:p text:style-name="P1">System.out.println(s2);</text:p>
      <text:p text:style-name="P1">System.out.println(s3);</text:p>
      <text:p text:style-name="P10">resumo da aula</text:p>
      <text:p text:style-name="P1">• Scanner</text:p>
      <text:p text:style-name="P1">• next()</text:p>
      <text:p text:style-name="P1">• nextInt()</text:p>
      <text:p text:style-name="P1">• nextDouble()</text:p>
      <text:p text:style-name="P1">• Como ler até a quebra de linha</text:p>
      <text:p text:style-name="P1">• nextLine()</text:p>
      <text:p text:style-name="P1">• como limpar o buffer de leitura</text:p>
      <text:p text:style-name="Subtitle"><text:soft-page-break/>27. Funções matemáticas em Java</text:p>
      <text:p text:style-name="P1"/>
      <text:p text:style-name="P1"/>
      <text:p text:style-name="P1">A = Math.sqrt(x); <text:s text:c="2"/>-- <text:s/><text:span text:style-name="T9">v</text:span>ariável A recebe a raiz quadrada de x</text:p>
      <text:p text:style-name="P1">A = Math.pow(x, y); <text:s/>-- Variável A recebe o resultado de x elevado a y</text:p>
      <text:p text:style-name="P1">A = Math.abs(x); <text:s/>-- Variável A recebe o valor absoluto de x</text:p>
      <text:p text:style-name="P1"/>
      <text:p text:style-name="P1">• sqrt – raiz quadrada</text:p>
      <text:p text:style-name="P1">• pow – potenciação</text:p>
      <text:p text:style-name="P1">• abs – valor absolu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2. Expressões comparativas</text:p>
      <text:p text:style-name="P1"/>
      <text:p text:style-name="P9">Operadores comparativos</text:p>
      <text:p text:style-name="P1">&gt;maior</text:p>
      <text:p text:style-name="P1">&lt;menor</text:p>
      <text:p text:style-name="P1">&gt;=maior ou igual</text:p>
      <text:p text:style-name="P1">&lt;=menor ou igual</text:p>
      <text:p text:style-name="P1">==igual</text:p>
      <text:p text:style-name="P1">!=diferente</text:p>
      <text:p text:style-name="P1"/>
      <text:p text:style-name="P9">Exemplos de expressões comparativas</text:p>
      <text:p text:style-name="P1">(suponha x igual a 5)</text:p>
      <text:p text:style-name="P1">X&gt;0 <text:s text:c="2"/>Resultado: V</text:p>
      <text:p text:style-name="P1">X == 3 <text:s text:c="2"/>Resultado: F</text:p>
      <text:p text:style-name="P2">10 &lt;= 30 <text:s text:c="2"/>Resultado: V</text:p>
      <text:p text:style-name="P1">X != 2 <text:s text:c="3"/>Resultado: V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ubtitle"><text:soft-page-break/>33. Expressões lógicas</text:p>
      <text:p text:style-name="P1"/>
      <text:p text:style-name="P8"/>
      <text:p text:style-name="P9">Operadores lógicos</text:p>
      <text:p text:style-name="P1">&amp;&amp; - E</text:p>
      <text:p text:style-name="P1">|| - OU</text:p>
      <text:p text:style-name="P1">! - NÃO</text:p>
      <text:p text:style-name="P1"/>
      <text:p text:style-name="P1"/>
      <text:p text:style-name="P1"><text:span text:style-name="T10">|</text:span>A_<text:span text:style-name="T10">B|</text:span><text:span text:style-name="T12">&amp;&amp;</text:span><text:span text:style-name="T10">|</text:span></text:p>
      <text:p text:style-name="P1"><text:span text:style-name="T10">|</text:span>F_<text:span text:style-name="T10">F| F <text:s/>|</text:span></text:p>
      <text:p text:style-name="P1"><text:span text:style-name="T10">|</text:span>F_<text:span text:style-name="T10">V| F <text:s/>|</text:span></text:p>
      <text:p text:style-name="P1"><text:span text:style-name="T10">|</text:span>V_<text:span text:style-name="T10">F| F <text:s/>| </text:span></text:p>
      <text:p text:style-name="P1"><text:span text:style-name="T10">|</text:span>V_<text:span text:style-name="T10">V| V |</text:span></text:p>
      <text:p text:style-name="P1"/>
      <text:p text:style-name="P3"><text:span text:style-name="T10">|</text:span>A_<text:span text:style-name="T10">B| </text:span><text:span text:style-name="T12">||</text:span><text:span text:style-name="T10"> |</text:span></text:p>
      <text:p text:style-name="P3"><text:span text:style-name="T10">|</text:span>F_<text:span text:style-name="T10">F| F <text:s/>|</text:span></text:p>
      <text:p text:style-name="P3"><text:span text:style-name="T10">|</text:span>F_<text:span text:style-name="T10">V| V <text:s/>|</text:span></text:p>
      <text:p text:style-name="P3"><text:span text:style-name="T10">|</text:span>V_<text:span text:style-name="T10">F| V <text:s/>| </text:span></text:p>
      <text:p text:style-name="P3"><text:span text:style-name="T10">|</text:span>V_<text:span text:style-name="T10">V| V |</text:span></text:p>
      <text:p text:style-name="P3"/>
      <text:p text:style-name="P3"><text:span text:style-name="T10">|</text:span>A<text:span text:style-name="T10">| </text:span><text:span text:style-name="T17">! </text:span><text:span text:style-name="T10">|</text:span></text:p>
      <text:p text:style-name="P3"><text:span text:style-name="T10">|</text:span>F<text:span text:style-name="T10">| V <text:s/>|</text:span></text:p>
      <text:p text:style-name="P5">|V| F <text:s/>|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soft-page-break/>34. Estrutura condicional (if-else)</text:p>
      <text:p text:style-name="P3"/>
      <text:p text:style-name="P11">Estrutura condicional:</text:p>
      <text:p text:style-name="P3">É uma estrutura de controle que permite definir que um certo bloco de comandos somente será executado dependendo de uma condição</text:p>
      <text:p text:style-name="P3"/>
      <text:p text:style-name="P11">Sintaxe da estrutura condicional</text:p>
      <text:p text:style-name="P11">Simples:</text:p>
      <text:p text:style-name="P4">if ( &lt;condição&gt; ) {</text:p>
      <text:p text:style-name="P4">&lt;comando 1&gt;</text:p>
      <text:p text:style-name="P4">&lt;comando 2&gt; <text:s text:c="52"/><text:span text:style-name="T13"><text:s text:c="2"/></text:span><text:span text:style-name="T14">if(se) else(se nao)</text:span></text:p>
      <text:p text:style-name="P4">}</text:p>
      <text:p text:style-name="P11">REGRA:</text:p>
      <text:p text:style-name="P4">V: executa o bloco de comandos</text:p>
      <text:p text:style-name="P4">F: pula o bloco de comandos</text:p>
      <text:p text:style-name="P4">V: executa o bloco de comandos</text:p>
      <text:p text:style-name="P4">F: pula o bloco de comandos</text:p>
      <text:p text:style-name="P11"/>
      <text:p text:style-name="P11">Composta:</text:p>
      <text:p text:style-name="P3">if ( &lt;condição&gt; ) {</text:p>
      <text:p text:style-name="P3">&lt;comando 1&gt;</text:p>
      <text:p text:style-name="P3">&lt;comando 2&gt;</text:p>
      <text:p text:style-name="P3">}</text:p>
      <text:p text:style-name="P3">else {</text:p>
      <text:p text:style-name="P3">&lt;comando 3&gt;</text:p>
      <text:p text:style-name="P3">&lt;comando 4&gt;</text:p>
      <text:p text:style-name="P3">}</text:p>
      <text:p text:style-name="P11">REGRA:</text:p>
      <text:p text:style-name="P3">V: executa somente o bloco do if</text:p>
      <text:p text:style-name="P3">F: executa somente o bloco do eles</text:p>
      <text:p text:style-name="P3"/>
      <text:p text:style-name="P3"/>
      <text:p text:style-name="P3"><text:soft-page-break/></text:p>
      <text:p text:style-name="Subtitle">38. Sintaxe opcional – switch-case</text:p>
      <text:p text:style-name="Text_20_body"/>
      <text:p text:style-name="Text_20_body"/>
      <text:p text:style-name="P22">Estrutura switch-case</text:p>
      <text:p text:style-name="Text_20_body">Quando se tem várias opções de fluxo a serem tratadas com base no</text:p>
      <text:p text:style-name="Text_20_body">valor de uma variável, ao invés de várias estruturas if-else encadeadas,</text:p>
      <text:p text:style-name="Text_20_body">alguns preferem utilizar a estrutura switch-case</text:p>
      <text:p text:style-name="Text_20_body"/>
      <text:p text:style-name="P22">Sintaxe do switch-case</text:p>
      <text:p text:style-name="Text_20_body">switch ( expressão ) {</text:p>
      <text:p text:style-name="Text_20_body">case valor1:</text:p>
      <text:p text:style-name="Text_20_body"><text:tab/>comando1</text:p>
      <text:p text:style-name="Text_20_body"><text:tab/>comando2</text:p>
      <text:p text:style-name="Text_20_body"><text:tab/>break;</text:p>
      <text:p text:style-name="Text_20_body">case valor2:</text:p>
      <text:p text:style-name="Text_20_body"><text:tab/>comando3</text:p>
      <text:p text:style-name="Text_20_body"><text:tab/>comando4</text:p>
      <text:p text:style-name="Text_20_body"><text:tab/>break;</text:p>
      <text:p text:style-name="Text_20_body">default:</text:p>
      <text:p text:style-name="Text_20_body"><text:tab/>comando5</text:p>
      <text:p text:style-name="Text_20_body"><text:tab/>comando6</text:p>
      <text:p text:style-name="Text_20_body"><text:tab/>break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/text:p>
      <text:p text:style-name="Subtitle"/>
      <text:p text:style-name="Subtitle">39. Expressão condicional ternária</text:p>
      <text:p text:style-name="Text_20_body"/>
      <text:p text:style-name="Text_20_body"/>
      <text:p text:style-name="Text_20_body">Estrutura opcional ao if-else quando se deseja decidir um VALOR com base em uma</text:p>
      <text:p text:style-name="Text_20_body">condição.</text:p>
      <text:p text:style-name="Text_20_body">Sintaxe:</text:p>
      <text:p text:style-name="Text_20_body">( condição ) ? valor_se_verdadeiro : valor_se_falso</text:p>
      <text:p text:style-name="Text_20_body"/>
      <text:p text:style-name="Text_20_body"/>
      <text:p text:style-name="P23">NAO UTILIZANDO</text:p>
      <text:p text:style-name="Text_20_body">double preco = 34.5;</text:p>
      <text:p text:style-name="Text_20_body">double desconto;</text:p>
      <text:p text:style-name="Text_20_body">if (preco &lt; 20.0) {</text:p>
      <text:p text:style-name="Text_20_body">desconto = preco * 0.1;</text:p>
      <text:p text:style-name="Text_20_body">}</text:p>
      <text:p text:style-name="Text_20_body">else {</text:p>
      <text:p text:style-name="Text_20_body">desconto = preco * 0.05;</text:p>
      <text:p text:style-name="Text_20_body">}</text:p>
      <text:p text:style-name="Text_20_body"/>
      <text:p text:style-name="P23">USANDO:</text:p>
      <text:p text:style-name="Text_20_body">double preco = 34.5;</text:p>
      <text:p text:style-name="Text_20_body">double desconto = (preco &lt; 20.0) ? preco * 0.1 : preco * 0.05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3. Como utilizar o DEBUG no Eclipse (execução passo a passo</text:p>
      <text:p text:style-name="Subtitle"/>
      <text:p text:style-name="Text_20_body"/>
      <text:p text:style-name="P22">Como executar o debug do Eclipse</text:p>
      <text:p text:style-name="Text_20_body">• Para marcar uma linha de breakpoint:</text:p>
      <text:p text:style-name="Text_20_body"><text:tab/>• Run -&gt; Toggle Breakpoint</text:p>
      <text:p text:style-name="Text_20_body">• Para iniciar o debug:</text:p>
      <text:p text:style-name="Text_20_body"><text:tab/>• Botão direito na classe -&gt; Debug as -&gt; Java Application</text:p>
      <text:p text:style-name="Text_20_body">• Para executar uma linha:</text:p>
      <text:p text:style-name="Text_20_body"><text:tab/>• F6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44. Estrutura repetitiva enquanto (while)</text:p>
      <text:p text:style-name="Text_20_body"/>
      <text:p text:style-name="Text_20_body"/>
      <text:p text:style-name="Text_20_body"/>
      <text:p text:style-name="Text_20_body">É uma estrutura de controle que repete um bloco de comandos enquanto uma condição for verdadeira. Quando usar: quando não se sabe previamente a quantidade de repetições que será realizada.</text:p>
      <text:p text:style-name="Text_20_body"/>
      <text:p text:style-name="Text_20_body"/>
      <text:p text:style-name="P22">Resumo da aula</text:p>
      <text:p text:style-name="Text_20_body">• Estrutura repetitiva "enquanto"</text:p>
      <text:p text:style-name="Text_20_body">• Recomendada quando não se sabe previamente a quantidade de</text:p>
      <text:p text:style-name="Text_20_body"><text:tab/>repetições</text:p>
      <text:p text:style-name="Text_20_body">• Regra:</text:p>
      <text:p text:style-name="Text_20_body"><text:tab/>• V: executa e volta</text:p>
      <text:p text:style-name="Text_20_body"><text:tab/>• F: pula for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49. Estrutura repetitiva para (for)</text:p>
      <text:p text:style-name="Subtitle"/>
      <text:p text:style-name="P22">Estrutura repetitiva "para"</text:p>
      <text:p text:style-name="Text_20_body">É uma estrutura de controle que repete um bloco de comandos para um certo intervalo de valores. Quando usar: quando se sabe previamente a quantidade de repetições, ou o intervalo de valores.</text:p>
      <text:p text:style-name="Text_20_body"/>
      <text:p text:style-name="P22">Sintaxe / regra</text:p>
      <text:p text:style-name="Text_20_body">for ( início ; condição ; incremento) {</text:p>
      <text:p text:style-name="Text_20_body">comando 1</text:p>
      <text:p text:style-name="Text_20_body">comando 2</text:p>
      <text:p text:style-name="Text_20_body">}</text:p>
      <text:p text:style-name="P16"><text:span text:style-name="T18">inicio: (</text:span>Executa somente na primeira vez<text:span text:style-name="T18">)__condição: (V: executa e volta | F: pula fora)__incremento:( Executa toda vez depois de voltar)</text:span></text:p>
      <text:p text:style-name="P16"/>
      <text:p text:style-name="P30">Importante</text:p>
      <text:p text:style-name="P17">Perceba que a estrutura "para" é ótima para se fazer uma repetição</text:p>
      <text:p text:style-name="P17">baseada em uma CONTAGEM:</text:p>
      <text:p text:style-name="P35">for (int i=0; i&lt;5; i++) {</text:p>
      <text:p text:style-name="P35">System.out.println("Valor de i: " + i);</text:p>
      <text:p text:style-name="P35">}</text:p>
      <text:p text:style-name="P31"><text:span text:style-name="T15">Resultado na tela</text:span>:</text:p>
      <text:p text:style-name="P35">Valor de i: 0</text:p>
      <text:p text:style-name="P35">Valor de i: 1</text:p>
      <text:p text:style-name="P35">Valor de i: 2</text:p>
      <text:p text:style-name="P35">Valor de i: 3</text:p>
      <text:p text:style-name="P35">Valor de i: 4</text:p>
      <text:p text:style-name="P35"/>
      <text:p text:style-name="P35"/>
      <text:p text:style-name="P30">resumo</text:p>
      <text:p text:style-name="P35">• Estrutura repetitiva "para"</text:p>
      <text:p text:style-name="P35">• Usar quando se sabe previamente a quantidade de repetições</text:p>
      <text:p text:style-name="P35">• Ótimo para fazer contagens (progressiva ou regressiva)</text:p>
      <text:p text:style-name="Subtitle"><text:soft-page-break/>54. Estrutura repetitiva faça-enquanto (do-while)</text:p>
      <text:p text:style-name="Subtitle"/>
      <text:p text:style-name="P35"/>
      <text:p text:style-name="P31">Estrutura repetitiva "faça-enquanto"</text:p>
      <text:p text:style-name="P35">Menos utilizada, mas em alguns casos se encaixa melhor ao problema.</text:p>
      <text:p text:style-name="P35">O bloco de comandos executa pelo menos uma vez, pois a condição é</text:p>
      <text:p text:style-name="P35">verificada no final.</text:p>
      <text:p text:style-name="P35"/>
      <text:p text:style-name="P31">Sintaxe / regra</text:p>
      <text:p text:style-name="P35">do {</text:p>
      <text:p text:style-name="P35">comando 1</text:p>
      <text:p text:style-name="P35">comando 2</text:p>
      <text:p text:style-name="P35">} while ( condição );</text:p>
      <text:p text:style-name="P35"/>
      <text:p text:style-name="P35">Regra:</text:p>
      <text:p text:style-name="P35">V: volta</text:p>
      <text:p text:style-name="P35">F: pula fora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Subtitle"><text:soft-page-break/>60. Funções (sintaxe)</text:p>
      <text:p text:style-name="Text_20_body"/>
      <text:p text:style-name="P22">Funções</text:p>
      <text:p text:style-name="Text_20_body">• Representam um processamento que possui um significado</text:p>
      <text:p text:style-name="Text_20_body"><text:tab/>• Math.sqrt(double)</text:p>
      <text:p text:style-name="Text_20_body"><text:tab/>• System.out.println(string)</text:p>
      <text:p text:style-name="Text_20_body">• Principais vantagens: modularização, delegação e reaproveitamento</text:p>
      <text:p text:style-name="Text_20_body">• Dados de entrada e saída</text:p>
      <text:p text:style-name="Text_20_body"><text:tab/>• Funções podem receber dados de entrada (parâmetros ou argumentos)</text:p>
      <text:p text:style-name="Text_20_body"><text:tab/>• Funções podem ou não retornar uma saída</text:p>
      <text:p text:style-name="Text_20_body">• Em orientação a objetos, funções em classes recebem o nome de"métodos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64. Criando uma classe com três atributos para representar melhor o triângulo</text:p>
      <text:p text:style-name="Text_20_body"/>
      <text:p text:style-name="Text_20_body"/>
      <text:p text:style-name="Text_20_body">Classe</text:p>
      <text:p text:style-name="P37">• É um tipo estruturado que pode conter (membros):</text:p>
      <text:p text:style-name="P37"><text:s text:c="6"/>• Atributos (dados / campos)</text:p>
      <text:p text:style-name="Text_20_body"><text:s text:c="6"/>• Métodos (funções / operações)</text:p>
      <text:p text:style-name="Text_20_body">• A classe também pode prover muitos outros recursos, tais como:</text:p>
      <text:list xml:id="list1720043141" text:style-name="L3">
        <text:list-item>
          <text:p text:style-name="P48">Construtores</text:p>
        </text:list-item>
        <text:list-item>
          <text:p text:style-name="P48">Sobrecarga</text:p>
        </text:list-item>
        <text:list-item>
          <text:p text:style-name="P48">Encapsulamento</text:p>
        </text:list-item>
        <text:list-item>
          <text:p text:style-name="P48">Herança</text:p>
        </text:list-item>
        <text:list-item>
          <text:p text:style-name="P48">Polimorfismo</text:p>
        </text:list-item>
      </text:list>
      <text:p text:style-name="Text_20_body">• Exemplos:</text:p>
      <text:list xml:id="list3096248407" text:style-name="L4">
        <text:list-item>
          <text:p text:style-name="P49">Entidades: Produto, Cliente, Triangulo</text:p>
        </text:list-item>
        <text:list-item>
          <text:p text:style-name="P49">Serviços: ProdutoService, ClienteService, EmailService, StorageService</text:p>
        </text:list-item>
        <text:list-item>
          <text:p text:style-name="P49">Controladores: ProdutoController, ClienteController</text:p>
        </text:list-item>
        <text:list-item>
          <text:p text:style-name="P49">Utilitários: Calculadora, Compactador</text:p>
        </text:list-item>
        <text:list-item>
          <text:p text:style-name="P49">Outros (views, repositórios, gerenciadores, etc.)</text:p>
          <text:p text:style-name="P49"/>
        </text:list-item>
      </text:list>
      <text:p text:style-name="Text_20_body">• Toda classe em Java é uma subclasse da classe Object</text:p>
      <text:p text:style-name="Text_20_body">• Object possui os seguintes métodos:</text:p>
      <text:p text:style-name="Text_20_body"><text:tab/>• getClass- retorna o tipo do objeto</text:p>
      <text:p text:style-name="Text_20_body"><text:tab/>• equals - compara se o objeto é igual a outro</text:p>
      <text:p text:style-name="Text_20_body"><text:tab/>• hashCode - retorna um código hash do objeto</text:p>
      <text:p text:style-name="Text_20_body"><text:tab/>• toString - converte o objeto para string</text:p>
      <text:p text:style-name="Text_20_body"/>
      <text:p text:style-name="Text_20_body"/>
      <text:p text:style-name="Text_20_body"/>
      <text:p text:style-name="Subtitle"><text:soft-page-break/>70. Membros estáticos</text:p>
      <text:p text:style-name="Text_20_body"/>
      <text:p text:style-name="Text_20_body"/>
      <text:p text:style-name="P22">Membros estáticos</text:p>
      <text:p text:style-name="Text_20_body">• Também chamados membros de classe</text:p>
      <text:p text:style-name="Text_20_body"><text:tab/>• Em oposição a membros e instância</text:p>
      <text:p text:style-name="Text_20_body">• São membros que fazem sentido independentemente de objetos. Não</text:p>
      <text:p text:style-name="Text_20_body">precisam de objeto para serem chamados. São chamados a partir do</text:p>
      <text:p text:style-name="Text_20_body">próprio nome da classe.</text:p>
      <text:p text:style-name="Text_20_body">• Aplicações comuns:</text:p>
      <text:p text:style-name="P38"><text:tab/>• Classes utilitárias <text:s text:c="2"/><text:span text:style-name="T19">====</text:span>&gt;Math.sqrt(double)</text:p>
      <text:p text:style-name="Text_20_body"><text:tab/>• Declaração de constantes</text:p>
      <text:p text:style-name="Text_20_body">• Uma classe que possui somente membros estáticos, pode ser uma classe</text:p>
      <text:p text:style-name="Text_20_body">estática também. Esta classe não poderá ser instanciad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5. Construtores</text:p>
      <text:p text:style-name="Subtitle"/>
      <text:p text:style-name="P22">Construtor</text:p>
      <text:p text:style-name="Text_20_body">• É uma operação especial da classe, que executa no momento da instanciação do objeto</text:p>
      <text:p text:style-name="Text_20_body">• Usos comuns:</text:p>
      <text:p text:style-name="Text_20_body"><text:tab/>• Iniciar valores dos atributos</text:p>
      <text:p text:style-name="Text_20_body"><text:tab/>• Permitir ou obrigar que o objeto receba dados / dependências no momento de sua instanciação (injeção de dependência)</text:p>
      <text:p text:style-name="Text_20_body">• Se um construtor customizado não for especificado, a classe disponibiliza o construtor padrão:</text:p>
      <text:p text:style-name="Text_20_body">Product p = new Product();</text:p>
      <text:p text:style-name="Text_20_body">• É possível especificar mais de um construtor na mesma classe (sobrecarg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6. Palavra this</text:p>
      <text:p text:style-name="Subtitle"/>
      <text:p text:style-name="Text_20_body"/>
      <text:p text:style-name="Text_20_body"/>
      <text:p text:style-name="P22">Palavra this</text:p>
      <text:p text:style-name="Text_20_body">• É uma referência para o próprio objeto</text:p>
      <text:p text:style-name="Text_20_body">• Usos comuns:</text:p>
      <text:p text:style-name="Text_20_body"><text:tab/>• Diferenciar atributos de variáveis locais</text:p>
      <text:p text:style-name="Text_20_body"><text:tab/>• Passar o próprio objeto como argumento na chamada de um método ou construtor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77. Sobrecarga</text:p>
      <text:p text:style-name="P24">Sobrecarga</text:p>
      <text:p text:style-name="P40">• É um recurso que uma classe possui de oferecer mais de uma operação com o mesmo nome, porém com diferentes listas de parâmetros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Subtitle">78. Encapsulamento</text:p>
      <text:p text:style-name="Text_20_body"/>
      <text:p text:style-name="P22">Encapsulamento</text:p>
      <text:p text:style-name="Text_20_body">• É um princípio que consiste em esconder detalhes de implementação de uma classe, expondo apenas operações seguras e que mantenham os objetos em um estado consistente.</text:p>
      <text:p text:style-name="Text_20_body">• Regra de ouro: o objeto deve sempre estar em um estado consistente, e a própria classe deve garantir isso.</text:p>
      <text:p text:style-name="Text_20_body"/>
      <text:p text:style-name="P22">Regra geral básica</text:p>
      <text:p text:style-name="Text_20_body">• Um objeto NÃO deve expor nenhum atributo (modificador de acesso private)</text:p>
      <text:p text:style-name="Text_20_body">• Os atributos devem ser acessados por meio de métodos get e set</text:p>
      <text:p text:style-name="Text_20_body">• Padrão JavaBeans: <text:a xlink:type="simple" xlink:href="https://en.wikipedia.org/wiki/JavaBeans" text:style-name="Internet_20_link" text:visited-style-name="Visited_20_Internet_20_Link">https://en.wikipedia.org/wiki/JavaBeans</text:a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text:span text:style-name="T20">79. </text:span>Gerando automaticamente construtores, getters e setters com Eclipse</text:p>
      <text:p text:style-name="Subtitle"/>
      <text:p text:style-name="Text_20_body"/>
      <text:p text:style-name="P22">Comandos</text:p>
      <text:p text:style-name="Text_20_body">• Botão direito -&gt; Source -&gt; Generate Constructor using Fields</text:p>
      <text:p text:style-name="Text_20_body">• Botão direito -&gt; Source -&gt; Generate Getters and Setter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Subtitle"><text:span text:style-name="T20">80. </text:span>Modificadores de acesso</text:p>
      <text:p text:style-name="Text_20_body"/>
      <text:p text:style-name="P22">Modificadores de acesso</text:p>
      <text:p text:style-name="Text_20_body">• https://docs.oracle.com/javase/tutorial/java/javaOO/accesscontrol.html</text:p>
      <text:p text:style-name="Text_20_body">• <text:span text:style-name="T2">private</text:span>: o membro só pode ser acessado na<text:span text:style-name="T2"> própria classe</text:span></text:p>
      <text:p text:style-name="Text_20_body">• (nada): o membro só pode ser acessado nas classes do <text:span text:style-name="T2">mesmo pacote</text:span></text:p>
      <text:p text:style-name="Text_20_body">• protected: o membro só pode ser acessado no <text:span text:style-name="T2">mesmo pacote</text:span>, bem como em <text:span text:style-name="T2">subclasses de </text:span><text:span text:style-name="T8">pacotes diferentes</text:span></text:p>
      <text:p text:style-name="P41">• <text:span text:style-name="T2">public</text:span>: o membro é acessado por todas classes (ao menos que ele resida em</text:p>
      <text:p text:style-name="P41">um módulo diferente que não exporte o pacote onde ele está)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Subtitle">86. Tipos referência vs. tipos valor</text:p>
      <text:p text:style-name="P41"/>
      <text:p text:style-name="P25">Valores padrão</text:p>
      <text:p text:style-name="P41">• Quando alocamos (new) qualquer tipo estruturado (classe ou array), são atribuídos valores padrão aos seus elementos</text:p>
      <text:p text:style-name="P41"><text:tab/>• números: 0</text:p>
      <text:p text:style-name="P41"><text:tab/>• boolean: false</text:p>
      <text:p text:style-name="P41"><text:tab/>• char: caractere código 0</text:p>
      <text:p text:style-name="P41"><text:tab/>• objeto: null</text:p>
      <text:p text:style-name="P41">Product p = new Product(); <text:s text:c="2"/><text:span text:style-name="T21">=========&gt; p - </text:span><text:span text:style-name="T16">| </text:span><text:span text:style-name="T11">null </text:span><text:span text:style-name="T16">| </text:span><text:span text:style-name="T11">0.0 </text:span><text:span text:style-name="T16">| </text:span><text:span text:style-name="T11">0 </text:span><text:span text:style-name="T16">|</text:span></text:p>
      <text:p text:style-name="P19"/>
      <text:p text:style-name="P32">Tipos referência vs. tipos valor</text:p>
      <text:p text:style-name="P18">CLASSE</text:p>
      <text:list xml:id="list3694387683" text:style-name="L5">
        <text:list-item>
          <text:p text:style-name="P44">Vantagem: usufrui de todos recursos OO</text:p>
        </text:list-item>
        <text:list-item>
          <text:p text:style-name="P44">Variáveis são ponteiros</text:p>
        </text:list-item>
        <text:list-item>
          <text:p text:style-name="P44">Objetos precisam ser instanciados usando new, ou apontar para um objeto já existente.</text:p>
        </text:list-item>
        <text:list-item>
          <text:p text:style-name="P44">Aceita valor null</text:p>
        </text:list-item>
        <text:list-item>
          <text:p text:style-name="P44">Y = X; <text:s/>"Y passa a apontar para onde X aponta"</text:p>
        </text:list-item>
        <text:list-item>
          <text:p text:style-name="P44">Objetos instanciados no heap</text:p>
        </text:list-item>
        <text:list-item>
          <text:p text:style-name="P44">Objetos não utilizados são desalocados em um momento próximo pelo garbage collector</text:p>
        </text:list-item>
      </text:list>
      <text:p text:style-name="P18">TIPO PRIMITIVO</text:p>
      <text:list xml:id="list3823207403" text:style-name="L6">
        <text:list-item>
          <text:p text:style-name="P45">Vantagem: é mais simples e mais performático</text:p>
        </text:list-item>
        <text:list-item>
          <text:p text:style-name="P45">Variáveis são caixas</text:p>
        </text:list-item>
        <text:list-item>
          <text:p text:style-name="P45">Não instancia. Uma vez declarados, estão prontos para uso.</text:p>
        </text:list-item>
        <text:list-item>
          <text:p text:style-name="P45">Não aceita valor null</text:p>
        </text:list-item>
        <text:list-item>
          <text:p text:style-name="P45">Y = X; <text:s/>"Y recebe uma cópia de X"</text:p>
        </text:list-item>
        <text:list-item>
          <text:p text:style-name="P45">"Objetos" instanciados no stack</text:p>
        </text:list-item>
        <text:list-item>
          <text:p text:style-name="P45">"Objetos" são desalocados imediatamente quando seu escopo de execução é finalizado</text:p>
        </text:list-item>
      </text:list>
      <text:p text:style-name="P34"/>
      <text:p text:style-name="P34"/>
      <text:p text:style-name="P34"/>
      <text:p text:style-name="Subtitle"><text:soft-page-break/>88. Vetores</text:p>
      <text:p text:style-name="Text_20_body"/>
      <text:p text:style-name="P22">Vetores</text:p>
      <text:p text:style-name="Text_20_body">• Em programação, "vetor" é o nome dado a arranjos unidimensionais</text:p>
      <text:p text:style-name="Text_20_body">• Arranjo (array) é uma estrutura de dados:</text:p>
      <text:p text:style-name="Text_20_body"><text:tab/>• Homogênea (dados do mesmo tipo)</text:p>
      <text:p text:style-name="Text_20_body"><text:tab/>• Ordenada (elementos acessados por meio de posições)</text:p>
      <text:p text:style-name="Text_20_body"><text:tab/>• Alocada de uma vez só, em um bloco contíguo de memória</text:p>
      <text:p text:style-name="Text_20_body">• Vantagens:</text:p>
      <text:p text:style-name="Text_20_body"><text:tab/>• Acesso imediato aos elementos pela sua posição</text:p>
      <text:p text:style-name="Text_20_body">• Desvantagens:</text:p>
      <text:p text:style-name="Text_20_body"><text:tab/>• Tamanho fixo</text:p>
      <text:p text:style-name="Text_20_body">•<text:tab/> Dificuldade para se realizar inserções e deleçõ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5. Boxing, unboxing e wrapper classes</text:p>
      <text:p text:style-name="P22">Boxing</text:p>
      <text:p text:style-name="Text_20_body">• É o processo de conversão de um objeto tipo valor para um objeto tipo referência compatível</text:p>
      <text:p text:style-name="Text_20_body">int x = 20;</text:p>
      <text:p text:style-name="Text_20_body">Object obj = x;</text:p>
      <text:p text:style-name="Text_20_body"/>
      <text:p text:style-name="P22">Unboxing</text:p>
      <text:p text:style-name="Text_20_body">• É o processo de conversão de um objeto tipo referência para um objeto tipo valor compatível</text:p>
      <text:p text:style-name="Text_20_body">int x = 20;</text:p>
      <text:p text:style-name="Text_20_body">Object obj = x;</text:p>
      <text:p text:style-name="Text_20_body">int y = (int) obj;</text:p>
      <text:p text:style-name="Text_20_body"/>
      <text:p text:style-name="P22">Wrapper classes</text:p>
      <text:p text:style-name="Text_20_body">• São classes equivalentes aos tipos primitivos</text:p>
      <text:p text:style-name="Text_20_body">• Boxing e unboxing é natural na linguagem</text:p>
      <text:p text:style-name="Text_20_body">• Uso comum: campos de entidades em sistemas de informação (IMPORTANTE!)</text:p>
      <text:p text:style-name="Text_20_body">• Pois tipos referência (classes) aceitam valor null e usufruem dos recursos OO</text:p>
      <text:p text:style-name="Text_20_body">Integer x = 10;</text:p>
      <text:p text:style-name="Text_20_body">int y = x * 2;</text:p>
      <text:p text:style-name="Text_20_body">public class Product {</text:p>
      <text:p text:style-name="Text_20_body">public String name;</text:p>
      <text:p text:style-name="Text_20_body">public Double price;</text:p>
      <text:p text:style-name="Text_20_body">public Integer quantity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6. Laço for each</text:p>
      <text:p text:style-name="Text_20_body"/>
      <text:p text:style-name="Text_20_body"/>
      <text:p text:style-name="P22">Laço "for each"</text:p>
      <text:p text:style-name="Text_20_body">Sintaxe opcional e simplificada para percorrer coleções</text:p>
      <text:p text:style-name="P22">Sintaxe:</text:p>
      <text:p text:style-name="Text_20_body">for (Tipo apelido : coleção) {</text:p>
      <text:p text:style-name="Text_20_body">&lt;comando 1&gt;</text:p>
      <text:p text:style-name="Text_20_body">&lt;comando 2&gt;</text:p>
      <text:p text:style-name="Text_20_body">}</text:p>
      <text:p text:style-name="P22">Demo</text:p>
      <text:p text:style-name="Text_20_body">Leitura: "para cada objeto 'obj' contido em vect, faça:"</text:p>
      <text:p text:style-name="Text_20_body"/>
      <text:p text:style-name="Text_20_body">String[] vect = new String[] {"Maria", "Bob", "Alex"};</text:p>
      <text:p text:style-name="Text_20_body">for (int i=0; i&lt; vect.length; i++) {</text:p>
      <text:p text:style-name="Text_20_body">System.out.println(vect[i]);</text:p>
      <text:p text:style-name="Text_20_body">}</text:p>
      <text:p text:style-name="Text_20_body">for (String obj : vect) { <text:s text:c="21"/>&lt;<text:span text:style-name="T22">===========</text:span></text:p>
      <text:p text:style-name="Text_20_body">System.out.println(obj);</text:p>
      <text:p text:style-name="Text_20_body">}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7. Listas - Parte 1</text:p>
      <text:p text:style-name="Text_20_body"/>
      <text:p text:style-name="P22">Listas</text:p>
      <text:p text:style-name="Text_20_body">• Lista é uma estrutura de dados:</text:p>
      <text:list xml:id="list4070513614" text:style-name="L7">
        <text:list-item>
          <text:p text:style-name="P50">Homogênea (dados do mesmo tipo)</text:p>
        </text:list-item>
        <text:list-item>
          <text:p text:style-name="P50">Ordenada (elementos acessados por meio de posições)</text:p>
        </text:list-item>
        <text:list-item>
          <text:p text:style-name="P50">Inicia vazia, e seus elementos são alocados sob demanda</text:p>
        </text:list-item>
        <text:list-item>
          <text:p text:style-name="P50">Cada elemento ocupa um "nó" (ou nodo) da lista</text:p>
        </text:list-item>
      </text:list>
      <text:p text:style-name="Text_20_body">• Tipo (interface): List</text:p>
      <text:p text:style-name="Text_20_body">• Classes que implementam: ArrayList, LinkedList, etc.</text:p>
      <text:p text:style-name="Text_20_body">• Vantagens:</text:p>
      <text:p text:style-name="Text_20_body"><text:tab/>• Tamanho variável</text:p>
      <text:p text:style-name="Text_20_body"><text:tab/>• Facilidade para se realizar inserções e deleções</text:p>
      <text:p text:style-name="Text_20_body">• Desvantagens:</text:p>
      <text:p text:style-name="Text_20_body"><text:tab/>• Acesso sequencial aos elementos *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98. Listas - Parte 2</text:p>
      <text:p text:style-name="P22">Demo</text:p>
      <text:p text:style-name="Text_20_body">• Tamanho da lista: size()</text:p>
      <text:p text:style-name="Text_20_body">• Obter o elemento de uma posição: get(position)</text:p>
      <text:p text:style-name="Text_20_body">• Inserir elemento na lista: add(obj), add(int, obj)</text:p>
      <text:p text:style-name="Text_20_body">• Remover elementos da lista: remove(obj), remove(int), removeIf(Predicate)</text:p>
      <text:p text:style-name="Text_20_body">• Encontrar posição de elemento: indexOf(obj), lastIndexOf(obj)</text:p>
      <text:p text:style-name="Text_20_body">• Filtrar lista com base em predicado:</text:p>
      <text:p text:style-name="Text_20_body"><text:tab/>List&lt;Integer&gt; result = list.stream().filter(x -&gt; x &gt; 4).collect(Collectors.toList());</text:p>
      <text:p text:style-name="Text_20_body">• Encontrar primeira ocorrência com base em predicado:</text:p>
      <text:p text:style-name="Text_20_body"><text:tab/>Integer result = list.stream().filter(x -&gt; x &gt; 4).findFirst().orElse(null);</text:p>
      <text:p text:style-name="Text_20_body">• Assuntos pendentes:</text:p>
      <text:p text:style-name="Text_20_body"><text:tab/>• interfaces</text:p>
      <text:p text:style-name="Text_20_body"><text:tab/>• generics</text:p>
      <text:p text:style-name="Text_20_body"><text:tab/>• predicados (lambda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01. Matrizes</text:p>
      <text:p text:style-name="Text_20_body"/>
      <text:p text:style-name="P22">Matrizes</text:p>
      <text:p text:style-name="Text_20_body">• Em programação, "matriz" é o nome dado a arranjos bidimensionais</text:p>
      <text:p text:style-name="Text_20_body">•<text:tab/> Atenção: "vetor de vetores"</text:p>
      <text:p text:style-name="Text_20_body">• Arranjo (array) é uma estrutura de dados:</text:p>
      <text:p text:style-name="Text_20_body"><text:tab/>• Homogênea (dados do mesmo tipo)</text:p>
      <text:p text:style-name="Text_20_body"><text:tab/>• Ordenada (elementos acessados por meio de posições)</text:p>
      <text:p text:style-name="Text_20_body"><text:tab/>• Alocada de uma vez só, em um bloco contíguo de memória</text:p>
      <text:p text:style-name="Text_20_body">• Vantagens:</text:p>
      <text:p text:style-name="Text_20_body"><text:tab/>• Acesso imediato aos elementos pela sua posição</text:p>
      <text:p text:style-name="Text_20_body">• Desvantagens:</text:p>
      <text:p text:style-name="Text_20_body"><text:tab/>• Tamanho fixo</text:p>
      <text:p text:style-name="Text_20_body"><text:tab/>• Dificuldade para se realizar inserções e deleçõe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<text:span text:style-name="T23">1</text:span>06. Introdução a data-hora e duração</text:p>
      <text:p text:style-name="Text_20_body"/>
      <text:p text:style-name="Text_20_body"/>
      <text:p text:style-name="Text_20_body"/>
      <text:p text:style-name="P22">Conceitos importantes</text:p>
      <text:p text:style-name="Text_20_body">• Data-[hora] local:</text:p>
      <text:p text:style-name="Text_20_body"><text:tab/>ano-mês-dia-[hora] sem fuso horário</text:p>
      <text:p text:style-name="Text_20_body"><text:tab/>[hora] opcional</text:p>
      <text:p text:style-name="Text_20_body">• Data-hora global:</text:p>
      <text:p text:style-name="Text_20_body"><text:tab/>ano-mês-dia-hora com fuso horário</text:p>
      <text:p text:style-name="Text_20_body">• Duração:</text:p>
      <text:p text:style-name="Text_20_body"><text:tab/>tempo decorrido entre duas data-horas</text:p>
      <text:p text:style-name="Text_20_body"/>
      <text:p text:style-name="P22">Quando usar?</text:p>
      <text:p text:style-name="Text_20_body">• Data-[hora] local:</text:p>
      <text:p text:style-name="Text_20_body"><text:tab/>Quando o momento exato não interessa a pessoas de outro fuso horário.</text:p>
      <text:p text:style-name="Text_20_body"><text:tab/>Uso comum: sistemas de região única, Excel.</text:p>
      <text:p text:style-name="Text_20_body"><text:tab/><text:tab/>Data de nascimento: "15/06/2001"</text:p>
      <text:p text:style-name="Text_20_body"><text:tab/><text:tab/>Data-hora da venda: "13/08/2022 às 15:32" (presumindo não interessar fuso horário)</text:p>
      <text:p text:style-name="Text_20_body">• Data-hora global:</text:p>
      <text:p text:style-name="Text_20_body"><text:tab/>Quando o momento exato interessa a pessoas de outro fuso horário.</text:p>
      <text:p text:style-name="Text_20_body"><text:tab/>Uso comum: sistemas multi-região, web.</text:p>
      <text:p text:style-name="Text_20_body"><text:tab/><text:tab/>Quando será o sorteio? "21/08/2022 às 20h (horário de São Paulo)"</text:p>
      <text:p text:style-name="Text_20_body"><text:tab/><text:tab/>Quando o comentário foi postado? "há 17 minutos"</text:p>
      <text:p text:style-name="Text_20_body"><text:tab/><text:tab/>Quando foi realizada a venda? "13/08/2022 às 15:32 (horário de São Paulo)"</text:p>
      <text:p text:style-name="Text_20_body"><text:tab/><text:tab/>Início e fim do evento? "21/08/2022 às 14h até 16h (horário de São Paulo)"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07. Entendendo timezone (fuso horário)</text:p>
      <text:p text:style-name="Text_20_body"/>
      <text:p text:style-name="Text_20_body"/>
      <text:p text:style-name="P22">Timezone (fuso horário)</text:p>
      <text:p text:style-name="Text_20_body">• GMT - Greenwich Mean Time</text:p>
      <text:p text:style-name="Text_20_body"><text:tab/>• Horário de Londres</text:p>
      <text:p text:style-name="Text_20_body"><text:tab/>• Horário do padrão UTC - Coordinated Universal Time</text:p>
      <text:p text:style-name="Text_20_body"><text:tab/>• Também chamado de "Z" time, ou Zulu time</text:p>
      <text:p text:style-name="Text_20_body">• Outros fuso horários são relativos ao GMT/UTC:</text:p>
      <text:p text:style-name="Text_20_body"><text:tab/>• São Paulo: GMT-3</text:p>
      <text:p text:style-name="Text_20_body"><text:tab/>• Manaus: GMT-4</text:p>
      <text:p text:style-name="Text_20_body"><text:tab/>• Portugal: GMT+1</text:p>
      <text:p text:style-name="Text_20_body">• Muitas linguagens/tecnologias usam nomes para as timezones:</text:p>
      <text:p text:style-name="Text_20_body"><text:tab/>• "US/Pacific"</text:p>
      <text:p text:style-name="Text_20_body"><text:tab/>• "America/Sao_Paulo"</text:p>
      <text:p text:style-name="Text_20_body"><text:tab/>• etc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ubtitle"><text:soft-page-break/>108. Padrão ISO 8601</text:p>
      <text:p text:style-name="Subtitle"/>
      <text:p text:style-name="P22">Padrão ISO 8601</text:p>
      <text:p text:style-name="Text_20_body">Data-[hora] local:</text:p>
      <text:p text:style-name="Text_20_body"><text:tab/>2022-07-21</text:p>
      <text:p text:style-name="Text_20_body"><text:tab/>2022-07-21T14:52</text:p>
      <text:p text:style-name="Text_20_body"><text:tab/>2022-07-22T14:52:09</text:p>
      <text:p text:style-name="Text_20_body"><text:tab/>2022-07-22T14:52:09.4073</text:p>
      <text:p text:style-name="Text_20_body">Data-hora global:</text:p>
      <text:p text:style-name="Text_20_body"><text:tab/>2022-07-23T14:52:09Z</text:p>
      <text:p text:style-name="Text_20_body"><text:tab/>2022-07-23T14:52:09.254935Z</text:p>
      <text:p text:style-name="Text_20_body"><text:tab/>2022-07-23T14:52:09-03:00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09. Operações importantes com data-hora</text:p>
      <text:p text:style-name="Text_20_body"/>
      <text:p text:style-name="P22">Operações importantes com data-hora</text:p>
      <text:p text:style-name="Text_20_body">• Instanciação</text:p>
      <text:p text:style-name="Text_20_body"><text:tab/>• (agora) ➞ Data-hora</text:p>
      <text:p text:style-name="Text_20_body"><text:tab/>• Texto ISO 8601 ➞ Data-hora</text:p>
      <text:p text:style-name="Text_20_body"><text:tab/>• Texto formato customizado ➞ Data-hora</text:p>
      <text:p text:style-name="Text_20_body"><text:tab/>• dia, mês, ano, [horário] ➞ Data-hora local</text:p>
      <text:p text:style-name="Text_20_body">• Formatação</text:p>
      <text:p text:style-name="Text_20_body"><text:tab/>• Data-hora ➞ Texto ISO 8601</text:p>
      <text:p text:style-name="Text_20_body"><text:tab/>• Data-hora ➞ Texto formato customizado</text:p>
      <text:p text:style-name="Text_20_body"/>
      <text:p text:style-name="P22">Operações importantes com data-hora</text:p>
      <text:p text:style-name="Text_20_body">• Converter data-hora global para local</text:p>
      <text:p text:style-name="Text_20_body"><text:tab/>• Data-hora global, timezone (sistema local) ➞ Data-hora local</text:p>
      <text:p text:style-name="Text_20_body">• Obter dados de uma data-hora local</text:p>
      <text:p text:style-name="Text_20_body"><text:tab/>• Data-hora local ➞ dia, mês, ano, horário</text:p>
      <text:p text:style-name="Text_20_body">• Cálculos com data-hora</text:p>
      <text:p text:style-name="Text_20_body"><text:tab/>• Data-hora +/- tempo ➞ Data-hora</text:p>
      <text:p text:style-name="Text_20_body"><text:tab/>• Data-hora 1, Data-hora 2 ➞ Duração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10. Instanciando data-hora em Java</text:p>
      <text:p text:style-name="Text_20_body"/>
      <text:p text:style-name="Text_20_body"/>
      <text:p text:style-name="Text_20_body"/>
      <text:p text:style-name="P22">Principais tipos Java (versão 8+)</text:p>
      <text:p text:style-name="Text_20_body">• Data-hora local</text:p>
      <text:p text:style-name="Text_20_body"><text:tab/>LocalDate</text:p>
      <text:p text:style-name="Text_20_body"><text:tab/>LocalDateTime</text:p>
      <text:p text:style-name="Text_20_body">• Data-hora global</text:p>
      <text:p text:style-name="Text_20_body"><text:tab/>Instant</text:p>
      <text:p text:style-name="Text_20_body">• Duração</text:p>
      <text:p text:style-name="Text_20_body"><text:tab/>Duration</text:p>
      <text:p text:style-name="Text_20_body">• Outros</text:p>
      <text:p text:style-name="Text_20_body"><text:tab/>ZoneId</text:p>
      <text:p text:style-name="Text_20_body"><text:tab/>ChronoUni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Subtitle">115. Trabalhando com datas - Date</text:p>
      <text:p text:style-name="Text_20_body"/>
      <text:p text:style-name="P22">Date</text:p>
      <text:p text:style-name="Text_20_body">Representa um INSTANTE</text:p>
      <text:p text:style-name="Text_20_body">Pacote java.util</text:p>
      <text:p text:style-name="Text_20_body">https://docs.oracle.com/javase/10/docs/api/java/util/Date.html</text:p>
      <text:p text:style-name="Text_20_body">Um objeto Date internamente armazena:</text:p>
      <text:p text:style-name="Text_20_body"><text:tab/>• O número de milissegundos desde a meia noite do dia 1 de janeiro de 1970 GMT (UTC)</text:p>
      <text:p text:style-name="Text_20_body"><text:tab/>• GMT: Greenwich Mean Time (time zone)</text:p>
      <text:p text:style-name="Text_20_body"><text:tab/>• UTC: Coordinated Universal Time (time standard)</text:p>
      <text:p text:style-name="P22"/>
      <text:p text:style-name="P22">SimpleDateFormat</text:p>
      <text:p text:style-name="Text_20_body">• https://docs.oracle.com/javase/10/docs/api/java/text/SimpleDateFormat.html</text:p>
      <text:p text:style-name="Text_20_body">• Define formatos para conversão entre Date e String</text:p>
      <text:p text:style-name="Text_20_body">• dd/MM/yyyy -&gt; 23/07/2018</text:p>
      <text:p text:style-name="Text_20_body">• dd/MM/yyyy HH:mm:ss -&gt; 23/07/2018 15:42:07</text:p>
      <text:p text:style-name="Text_20_body">215/08/2018</text:p>
      <text:p text:style-name="Text_20_body"/>
      <text:p text:style-name="P22">Padrão ISO 8601 e classe Instant</text:p>
      <text:p text:style-name="Text_20_body">• Formato: yyyy-MM-ddTHH:mm:ssZ</text:p>
      <text:p text:style-name="Text_20_body">• Exemplo: "2018-06-25T15:42:07Z"</text:p>
      <text:p text:style-name="Text_20_body">• Date y3 = Date.from(Instant.parse("2018-06-25T15:42:07Z")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42">11<text:span text:style-name="T24">6</text:span>. Manipulando uma data com Calendar</text:p>
      <text:p text:style-name="Text_20_body"/>
      <text:p text:style-name="P22">Somando uma unidade de tempo</text:p>
      <text:p text:style-name="Text_20_body">SimpleDateFormat sdf = new SimpleDateFormat("dd/MM/yyyy HH:mm:ss");</text:p>
      <text:p text:style-name="Text_20_body">Date d = Date.from(Instant.parse("2018-06-25T15:42:07Z"));</text:p>
      <text:p text:style-name="Text_20_body">System.out.println(sdf.format(d));</text:p>
      <text:p text:style-name="Text_20_body">Calendar cal = Calendar.getInstance();</text:p>
      <text:p text:style-name="Text_20_body">cal.setTime(d);</text:p>
      <text:p text:style-name="Text_20_body">cal.add(Calendar.HOUR_OF_DAY, 4);</text:p>
      <text:p text:style-name="Text_20_body">d = cal.getTime();</text:p>
      <text:p text:style-name="Text_20_body">System.out.println(sdf.format(d));</text:p>
      <text:p text:style-name="Text_20_body"/>
      <text:p text:style-name="P22">Obtendo uma unidade de tempo</text:p>
      <text:p text:style-name="Text_20_body">SimpleDateFormat sdf = new SimpleDateFormat("dd/MM/yyyy HH:mm:ss");</text:p>
      <text:p text:style-name="Text_20_body">Date d = Date.from(Instant.parse("2018-06-25T15:42:07Z"));</text:p>
      <text:p text:style-name="Text_20_body">System.out.println(sdf.format(d));</text:p>
      <text:p text:style-name="Text_20_body">Calendar cal = Calendar.getInstance();</text:p>
      <text:p text:style-name="Text_20_body">cal.setTime(d);</text:p>
      <text:p text:style-name="Text_20_body">int minutes = cal.get(Calendar.MINUTE);</text:p>
      <text:p text:style-name="Text_20_body">int month = 1 + cal.get(Calendar.MONTH);</text:p>
      <text:p text:style-name="Text_20_body">System.out.println("Minutes: " + minutes);</text:p>
      <text:p text:style-name="Text_20_body">System.out.println("Month: " + month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demy Sans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21:58:54.623732430</meta:creation-date>
    <dc:date>2023-07-23T20:49:19.618111193</dc:date>
    <meta:editing-duration>PT21H6M39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9" meta:paragraph-count="564" meta:word-count="2861" meta:character-count="17657" meta:non-whitespace-character-count="15146"/>
  </office:meta>
</office:document-meta>
</file>